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E000000C4B200A948.png" manifest:media-type="image/png"/>
  <manifest:file-entry manifest:full-path="Pictures/10000201000000610000008C9052B696.png" manifest:media-type="image/png"/>
  <manifest:file-entry manifest:full-path="Pictures/100002010000008B000000380E48FE88.png" manifest:media-type="image/png"/>
  <manifest:file-entry manifest:full-path="Pictures/1000020100000109000000AF919952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6cm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346cm" svg:height="6.171cm" svg:x="6.3cm" svg:y="10.5cm">
          <draw:image xlink:href="Pictures/1000020100000109000000AF919952FF.png" xlink:type="simple" xlink:show="embed" xlink:actuate="onLoad">
            <text:p text:style-name="P1">NOMFILM</text:p>
            <text:p text:style-name="P1"/>
          </draw:image>
        </draw:frame>
        <draw:frame draw:style-name="gr2" draw:text-style-name="P1" draw:layer="layout" svg:width="3.42cm" svg:height="4.937cm" svg:x="8.9cm" svg:y="15.8cm">
          <draw:image xlink:href="Pictures/10000201000000610000008C9052B696.png" xlink:type="simple" xlink:show="embed" xlink:actuate="onLoad">
            <text:p/>
          </draw:image>
        </draw:frame>
        <draw:frame draw:style-name="gr2" draw:text-style-name="P1" draw:layer="layout" svg:width="3.879cm" svg:height="6.912cm" svg:x="7.321cm" svg:y="20.088cm">
          <draw:image xlink:href="Pictures/100002010000006E000000C4B200A948.png" xlink:type="simple" xlink:show="embed" xlink:actuate="onLoad">
            <text:p/>
          </draw:image>
        </draw:frame>
        <draw:frame draw:style-name="gr3" draw:layer="layout" svg:width="2.373cm" svg:height="0.962cm" svg:x="10.727cm" svg:y="20.338cm">
          <draw:text-box>
            <text:p>FILMS</text:p>
          </draw:text-box>
        </draw:frame>
        <draw:frame draw:style-name="gr4" draw:layer="layout" svg:width="4.3cm" svg:height="1.85cm" svg:x="3.8cm" svg:y="22.45cm">
          <draw:text-box>
            <text:p>NOMREAL='Cameron'</text:p>
          </draw:text-box>
        </draw:frame>
        <draw:frame draw:style-name="gr2" draw:text-style-name="P1" draw:layer="layout" svg:width="4.901cm" svg:height="1.974cm" svg:x="8.099cm" svg:y="8.626cm">
          <draw:image xlink:href="Pictures/100002010000008B000000380E48FE88.png" xlink:type="simple" xlink:show="embed" xlink:actuate="onLoad">
            <text:p/>
          </draw:image>
        </draw:frame>
        <draw:frame draw:style-name="gr5" draw:layer="layout" svg:width="5.5cm" svg:height="1.35cm" svg:x="6.8cm" svg:y="26.75cm">
          <draw:text-box>
            <text:p>REALISATEURS</text:p>
          </draw:text-box>
        </draw:frame>
        <draw:frame draw:style-name="gr6" draw:layer="layout" svg:width="4.8cm" svg:height="2.384cm" svg:x="4.1cm" svg:y="17.95cm">
          <draw:text-box>
            <text:p>R1.CODREAL=FILMS.CODRE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0:36:01.642389467</meta:creation-date>
    <dc:date>2018-03-08T10:46:02.164641054</dc:date>
    <meta:editing-duration>PT5M39S</meta:editing-duration>
    <meta:editing-cycles>4</meta:editing-cycles>
    <meta:generator>LibreOffice/4.2.8.2$Linux_X86_64 LibreOffice_project/420m0$Build-2</meta:generator>
    <meta:document-statistic meta:object-count="8"/>
  </office:meta>
</office:document-meta>
</file>